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25-02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22-01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21-01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20-01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9-02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8-02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7-01-3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6-01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5-02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3-12-0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3-01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2-01-1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0-12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10-01-1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09-01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08-01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07-01-0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06-01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05-01-1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04-02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2002-07-3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318095553401</text:p>
          </table:table-cell>
          <table:table-cell office:value-type="string" calcext:value-type="string">
            <text:p>YW-60-57-506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